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1">
            <text:p>https://www.aliexpress.com/item/400056382641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1">
            <text:p>https://www.beltingonline.com/htd-pitches-c-40_253/5mm-htd-timing-belts-p-457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1">
            <text:p>https://www.ebay.co.uk/itm/33360971274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1">
            <text:p>https://odriverobotics.com/shop/odrive-v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1">
            <text:p>https://www.digikey.co.uk/en/products/detail/AS5047P-TS_EK_AB/AS5047P-TS_EK_AB-ND/54523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teensy-4-1-development-bo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coolcomponents.co.uk/products/teensy-lc-with-bootloa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mpu-6050-6-dof-accel-and-gyro-sensor-stemma-qt-qwiic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</text:p>
          </table:table-cell>
          <table:table-cell office:value-type="string" table:style-name="ce1">
            <text:p>https://www.amazon.co.uk/AZDelivery-NRF24L01-wireless-Arduino-ESP8266/dp/B075DBDS3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s://www.ebay.co.uk/itm/2524335321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624931287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820928827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8927GP2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7J2NQSF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amazon.co.uk/Youmile-Interface-Adapter-Arduino-Raspberry-1602-Blue/dp/B08218RPX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cef.co.uk/catalogue/products/2592862-6-core-belden-equiv-9536-lsf-shielded-cable-sold-by-the-mt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Jamez Bruton</meta:initial-creator>
    <dc:creator>Jamez Bruton</dc:creator>
    <meta:creation-date>2015-06-05T18:17:20Z</meta:creation-date>
    <dc:date>2021-12-20T12:31:53Z</dc:date>
  </office:meta>
</office:document-meta>
</file>